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0.926041666666667cm" style:use-optimal-column-width="true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1.13770833333333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2.7252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1" draw:id="id0" draw:style-name="a0" draw:name="Diagramm 1" svg:x="0.36458in" svg:y="0.08854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rray Size</text:p>
          </table:table-cell>
          <table:table-cell office:value-type="string" table:style-name="ce1">
            <text:p>2^20</text:p>
          </table:table-cell>
          <table:table-cell office:value-type="float" office:value="1048576" table:formula="of:=2^20" table:style-name="ce1">
            <text:p>1048576</text:p>
          </table:table-cell>
          <table:table-cell table:style-name="ce1"/>
          <table:table-cell office:value-type="string" table:style-name="ce1">
            <text:p>Workgroup size</text:p>
          </table:table-cell>
          <table:table-cell office:value-type="string" table:style-name="ce1">
            <text:p>Execution time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office:value-type="float" office:value="16" table:style-name="ce1">
            <text:p>16</text:p>
          </table:table-cell>
          <table:table-cell office:value-type="float" office:value="0.14708599999999999" table:style-name="ce1">
            <text:p>0,147086</text:p>
          </table:table-cell>
          <table:table-cell table:number-columns-repeated="16377"/>
        </table:table-row>
        <table:table-row table:style-name="ro1">
          <table:table-cell table:style-name="ce1">
            <draw:frame draw:z-index="6" draw:id="id5" draw:style-name="a10" draw:name="Textfeld 6" svg:x="0.42708in" svg:y="0.08333in" svg:width="2.89838in" svg:height="1.41942in">
              <draw:text-box>
                <text:p text:style-name="a9" text:class-names="" text:cond-style-name=""><text:span text:style-name="a5" text:class-names="">The</text:span><text:span text:style-name="a6" text:class-names=""><text:s text:c="1"/>plot shows the execution time for<text:line-break/>different workgroup sizes. It shows, that<text:line-break/>the execution runs faster for bigger<text:line-break/>workgroup sizes, which results of better<text:line-break/></text:span><text:span text:style-name="a7" text:class-names="">parallelization. From a size of 32 onwards,<text:line-break/>there isn't really a increase of performance<text:line-break/>notable.</text:span><text:span text:style-name="a8" text:class-names=""/></text:p>
              </draw:text-box>
              <svg:title/>
              <svg:desc/>
            </draw:frame>
          </table:table-cell>
          <table:table-cell table:number-columns-repeated="4" table:style-name="ce1"/>
          <table:table-cell office:value-type="float" office:value="32" table:style-name="ce1">
            <text:p>32</text:p>
          </table:table-cell>
          <table:table-cell office:value-type="float" office:value="7.2536000000000003E-2" table:style-name="ce1">
            <text:p>0,072536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office:value-type="float" office:value="256" table:style-name="ce1">
            <text:p>256</text:p>
          </table:table-cell>
          <table:table-cell office:value-type="float" office:value="6.8997799999999998E-2" table:style-name="ce1">
            <text:p>0,0689978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office:value-type="float" office:value="1024" table:style-name="ce1">
            <text:p>1024</text:p>
          </table:table-cell>
          <table:table-cell office:value-type="float" office:value="6.9043499999999994E-2" table:style-name="ce1">
            <text:p>0,0690435</text:p>
          </table:table-cell>
          <table:table-cell table:number-columns-repeated="16377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table:style-name="ce1">
            <draw:frame draw:z-index="2" draw:id="id1" draw:style-name="a1" draw:name="Diagramm 2" svg:x="0.33333in" svg:y="0.1666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rray Size</text:p>
          </table:table-cell>
          <table:table-cell office:value-type="string" table:style-name="ce1">
            <text:p>2^22</text:p>
          </table:table-cell>
          <table:table-cell office:value-type="float" office:value="4194304" table:formula="of:=2^22" table:style-name="ce1">
            <text:p>4194304</text:p>
          </table:table-cell>
          <table:table-cell table:style-name="ce1"/>
          <table:table-cell office:value-type="string" table:style-name="ce1">
            <text:p>Workgroup size</text:p>
          </table:table-cell>
          <table:table-cell office:value-type="string" table:style-name="ce1">
            <text:p>Execution time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office:value-type="float" office:value="16" table:style-name="ce1">
            <text:p>16</text:p>
          </table:table-cell>
          <table:table-cell office:value-type="float" office:value="0.49691200000000002" table:style-name="ce1">
            <text:p>0,496912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office:value-type="float" office:value="32" table:style-name="ce1">
            <text:p>32</text:p>
          </table:table-cell>
          <table:table-cell office:value-type="float" office:value="0.30275299999999999" table:style-name="ce1">
            <text:p>0,302753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office:value-type="float" office:value="256" table:style-name="ce1">
            <text:p>256</text:p>
          </table:table-cell>
          <table:table-cell office:value-type="float" office:value="0.26240000000000002" table:style-name="ce1">
            <text:p>0,2624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office:value-type="float" office:value="1024" table:style-name="ce1">
            <text:p>1024</text:p>
          </table:table-cell>
          <table:table-cell office:value-type="float" office:value="0.26287500000000003" table:style-name="ce1">
            <text:p>0,262875</text:p>
          </table:table-cell>
          <table:table-cell table:number-columns-repeated="16377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table:style-name="ce1">
            <draw:frame draw:z-index="3" draw:id="id2" draw:style-name="a2" draw:name="Diagramm 3" svg:x="0.38542in" svg:y="0.13541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Array Size</text:p>
          </table:table-cell>
          <table:table-cell office:value-type="string" table:style-name="ce1">
            <text:p>2^25</text:p>
          </table:table-cell>
          <table:table-cell office:value-type="float" office:value="33554432" table:formula="of:=2^25" table:style-name="ce1">
            <text:p>33554432</text:p>
          </table:table-cell>
          <table:table-cell table:style-name="ce1"/>
          <table:table-cell office:value-type="string" table:style-name="ce1">
            <text:p>Workgroup size</text:p>
          </table:table-cell>
          <table:table-cell office:value-type="string" table:style-name="ce1">
            <text:p>Execution time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office:value-type="float" office:value="16" table:style-name="ce1">
            <text:p>16</text:p>
          </table:table-cell>
          <table:table-cell office:value-type="float" office:value="3.9095900000000001" table:style-name="ce1">
            <text:p>3,90959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office:value-type="float" office:value="32" table:style-name="ce1">
            <text:p>32</text:p>
          </table:table-cell>
          <table:table-cell office:value-type="float" office:value="2.3724500000000002" table:style-name="ce1">
            <text:p>2,37245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office:value-type="float" office:value="256" table:style-name="ce1">
            <text:p>256</text:p>
          </table:table-cell>
          <table:table-cell office:value-type="float" office:value="2.0855399999999999" table:style-name="ce1">
            <text:p>2,08554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office:value-type="float" office:value="1024" table:style-name="ce1">
            <text:p>1024</text:p>
          </table:table-cell>
          <table:table-cell office:value-type="float" office:value="2.1017700000000001" table:style-name="ce1">
            <text:p>2,10177</text:p>
          </table:table-cell>
          <table:table-cell table:number-columns-repeated="16377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table:style-name="ce1">
            <draw:frame draw:z-index="4" draw:id="id3" draw:style-name="a3" draw:name="Diagramm 4" svg:x="0.26042in" svg:y="0.07291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rray Size</text:p>
          </table:table-cell>
          <table:table-cell office:value-type="string" table:style-name="ce1">
            <text:p>2^27</text:p>
          </table:table-cell>
          <table:table-cell office:value-type="float" office:value="134217728" table:formula="of:=2^27" table:style-name="ce1">
            <text:p>134217728</text:p>
          </table:table-cell>
          <table:table-cell table:style-name="ce1"/>
          <table:table-cell office:value-type="string" table:style-name="ce1">
            <text:p>Workgroup size</text:p>
          </table:table-cell>
          <table:table-cell office:value-type="string" table:style-name="ce1">
            <text:p>Execution time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office:value-type="float" office:value="16" table:style-name="ce1">
            <text:p>16</text:p>
          </table:table-cell>
          <table:table-cell office:value-type="float" office:value="15.3406" table:style-name="ce1">
            <text:p>15,3406</text:p>
          </table:table-cell>
          <table:table-cell table:number-columns-repeated="16377"/>
        </table:table-row>
        <table:table-row table:style-name="ro1">
          <table:table-cell table:style-name="ce1">
            <draw:frame draw:z-index="7" draw:id="id6" draw:style-name="a15" draw:name="Textfeld 7" svg:x="0.60417in" svg:y="0.03125in" svg:width="2.59699in" svg:height="1.60777in">
              <draw:text-box>
                <text:p text:style-name="a14" text:class-names="" text:cond-style-name=""><text:span text:style-name="a11" text:class-names="">The</text:span><text:span text:style-name="a12" text:class-names=""><text:s text:c="1"/>plot shows the execution time for<text:line-break/>different workgroup sizes as well. But<text:line-break/>this time the array size is 2^27 instead<text:line-break/>of 2^20. It shows the same character-<text:line-break/>istics of running faster with bigger<text:line-break/>workgroup sizes. Apart from that it<text:line-break/>of course runs slower than with the <text:line-break/>smaller array size in general.</text:span><text:span text:style-name="a13" text:class-names=""/></text:p>
              </draw:text-box>
              <svg:title/>
              <svg:desc/>
            </draw:frame>
          </table:table-cell>
          <table:table-cell table:number-columns-repeated="4" table:style-name="ce1"/>
          <table:table-cell office:value-type="float" office:value="32" table:style-name="ce1">
            <text:p>32</text:p>
          </table:table-cell>
          <table:table-cell office:value-type="float" office:value="8.7048799999999993" table:style-name="ce1">
            <text:p>8,70488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office:value-type="float" office:value="256" table:style-name="ce1">
            <text:p>256</text:p>
          </table:table-cell>
          <table:table-cell office:value-type="float" office:value="8.2326200000000007" table:style-name="ce1">
            <text:p>8,23262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office:value-type="float" office:value="1024" table:style-name="ce1">
            <text:p>1024</text:p>
          </table:table-cell>
          <table:table-cell office:value-type="float" office:value="8.2224000000000004" table:style-name="ce1">
            <text:p>8,2224</text:p>
          </table:table-cell>
          <table:table-cell table:number-columns-repeated="16377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1"/>
          <table:table-cell table:style-name="ce1">
            <draw:frame draw:z-index="5" draw:id="id4" draw:style-name="a4" draw:name="Diagramm 5" svg:x="0.26041in" svg:y="0.10417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Workgroup size</text:p>
          </table:table-cell>
          <table:table-cell table:style-name="ce1"/>
          <table:table-cell office:value-type="float" office:value="1024" table:style-name="ce1">
            <text:p>1024</text:p>
          </table:table-cell>
          <table:table-cell table:number-columns-repeated="3" table:style-name="ce1"/>
          <table:table-cell office:value-type="string" table:style-name="ce1">
            <text:p>Execution time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2^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00378E-2" table:style-name="ce1">
            <text:p>0,0100378</text:p>
          </table:table-cell>
          <table:table-cell table:number-columns-repeated="16376"/>
        </table:table-row>
        <table:table-row table:style-name="ro1">
          <table:table-cell table:style-name="ce1">
            <draw:frame draw:z-index="8" draw:id="id7" draw:style-name="a21" draw:name="Textfeld 8" svg:x="0.52083in" svg:y="0in" svg:width="2.5078in" svg:height="2.17282in">
              <draw:text-box>
                <text:p text:style-name="a20" text:class-names="" text:cond-style-name=""><text:span text:style-name="a16" text:class-names="">This plot shows the execution time<text:line-break/>for different array sizes.</text:span><text:span text:style-name="a17" text:class-names=""><text:s text:c="1"/>It is notable,<text:line-break/>that the runtime does not increase<text:line-break/>until an array size of 2^18. From <text:line-break/>there onwards, the execution time<text:line-break/>increases linearly with the size of<text:line-break/>the array. This can be explained by<text:line-break/>the array being too big to be <text:line-break/>completely<text:s text:c="1"/></text:span><text:span text:style-name="a18" text:class-names="">parallelised by the GPU,<text:line-break/>thus if the array increases then, <text:line-break/>the runtime equally increases.</text:span><text:span text:style-name="a19" text:class-names=""/></text:p>
              </draw:text-box>
              <svg:title/>
              <svg:desc/>
            </draw:frame>
          </table:table-cell>
          <table:table-cell table:number-columns-repeated="3" table:style-name="ce1"/>
          <table:table-cell office:value-type="string" table:style-name="ce1">
            <text:p>2^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9.4876600000000002E-3" table:style-name="ce1">
            <text:p>0,00948766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2^1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.51457E-3" table:style-name="ce1">
            <text:p>0,00951457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2^1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.1765099999999999E-2" table:style-name="ce1">
            <text:p>0,0217651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2^19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3.9457300000000001E-2" table:style-name="ce1">
            <text:p>0,0394573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2^20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7.0652599999999996E-2" table:style-name="ce1">
            <text:p>0,0706526</text:p>
          </table:table-cell>
          <table:table-cell table:number-columns-repeated="16376"/>
        </table:table-row>
        <table:table-row table:number-rows-repeated="10485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Simon</meta:initial-creator>
    <dc:creator>Simon</dc:creator>
    <meta:creation-date>2019-05-06T07:56:04Z</meta:creation-date>
    <dc:date>2019-05-07T19:57:40Z</dc:date>
    <meta:print-date>2019-05-07T19:54:16Z</meta:print-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0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Execution tim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belle1.$F$4:.$F$7"/>
          </chart:axis>
          <chart:series chart:label-cell-address="Tabelle1.$G$3" chart:values-cell-range-address="Tabelle1.$G$4:.$G$7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0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Execution tim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belle1.$F$4:.$F$7"/>
          </chart:axis>
          <chart:series chart:label-cell-address="Tabelle1.$G$3" chart:values-cell-range-address="Tabelle1.$G$21:.$G$24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0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Execution tim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belle1.$F$4:.$F$7"/>
          </chart:axis>
          <chart:series chart:label-cell-address="Tabelle1.$G$3" chart:values-cell-range-address="Tabelle1.$G$38:.$G$41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0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Execution tim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belle1.$F$4:.$F$7"/>
          </chart:axis>
          <chart:series chart:label-cell-address="Tabelle1.$G$3" chart:values-cell-range-address="Tabelle1.$G$55:.$G$58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0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Execution tim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belle1.$G$71:.$G$76"/>
          </chart:axis>
          <chart:series chart:label-cell-address="Tabelle1.$G$3" chart:values-cell-range-address="Tabelle1.$H$71:.$H$76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